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Filhos do Homem - Me Leva</text:p>
      <text:p text:style-name="P1"></text:p>
      <text:p text:style-name="P1"><text:s text:c="6"/>G</text:p>
      <text:p text:style-name="P1">Meu Jesus, me leva pra perto de Ti</text:p>
      <text:p text:style-name="P1"><text:s text:c="4"/>G</text:p>
      <text:p text:style-name="P1">Me leva onde eu possa ouvir a Tua voz</text:p>
      <text:p text:style-name="P1"><text:s text:c="19"/>C</text:p>
      <text:p text:style-name="P1">Pois quando eu escutar</text:p>
      <text:p text:style-name="P1"><text:s text:c="24"/>G</text:p>
      <text:p text:style-name="P1">De todo coração obedecerei</text:p>
      <text:p text:style-name="P1"></text:p>
      <text:p text:style-name="P1">G</text:p>
      <text:p text:style-name="P1">Cura meu coração, faz em mim Tua vontade</text:p>
      <text:p text:style-name="P1"><text:s text:c="7"/>G <text:s text:c="32"/>C</text:p>
      <text:p text:style-name="P1">Pois só na Tua vontade eu posso me completar</text:p>
      <text:p text:style-name="P1"><text:s text:c="18"/>G</text:p>
      <text:p text:style-name="P1">Eu posso me completar</text:p>
      <text:p text:style-name="P1"></text:p>
      <text:p text:style-name="P1"><text:s text:c="24"/>C</text:p>
      <text:p text:style-name="P1">Me leva onde eu possa ouvir Tua voz</text:p>
      <text:p text:style-name="P1"><text:s text:c="24"/>Bm</text:p>
      <text:p text:style-name="P1">Me leva onde eu possa ouvir Tua voz</text:p>
      <text:p text:style-name="P1"><text:s text:c="24"/>Am <text:s text:c="7"/></text:p>
      <text:p text:style-name="P1">Me leva onde eu possa ouvir Tua voz</text:p>
      <text:p text:style-name="P1"><text:s text:c="10"/>G</text:p>
      <text:p text:style-name="P1">Aos Teus pés</text:p>
      <text:p text:style-name="P1"><text:s text:c="39"/>C</text:p>
      <text:p text:style-name="P1">Jesus me leva, Me leva onde eu possa ouvir Tua voz</text:p>
      <text:p text:style-name="P1"><text:s text:c="24"/>Bm</text:p>
      <text:p text:style-name="P1">Me leva onde eu possa ouvir Tua voz</text:p>
      <text:p text:style-name="P1"><text:s text:c="24"/>Am <text:s text:c="10"/>D</text:p>
      <text:p text:style-name="P1">Me leva onde eu possa ouvir Tua voz</text:p>
      <text:p text:style-name="P1"><text:s text:c="10"/>G</text:p>
      <text:p text:style-name="P1">Aos Teus pés</text:p>
      <text:p text:style-name="P1"><text:s text:c="17"/>Am <text:s text:c="23"/>C</text:p>
      <text:p text:style-name="P1"></text:p>
      <text:p text:style-name="P1">Vou olhar em teus olhos, vou deitar em teus braços</text:p>
      <text:p text:style-name="P1"><text:s text:c="7"/>D7 <text:s text:c="14"/>G</text:p>
      <text:p text:style-name="P1">como criança me gira no ar</text:p>
      <text:p text:style-name="P1"><text:s text:c="27"/>Am</text:p>
      <text:p text:style-name="P1">Esse é o instante que eu espero,</text:p>
      <text:p text:style-name="P1"><text:s text:c="25"/>C</text:p>
      <text:p text:style-name="P1">Esse é o momento que eu mais quero</text:p>
      <text:p text:style-name="P1"><text:s text:c="2"/>D7 <text:s text:c="15"/>G</text:p>
      <text:p text:style-name="P1">A hora de te encontrar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19:33:16</meta:creation-date>
    <meta:document-statistic meta:table-count="0" meta:image-count="0" meta:object-count="0" meta:page-count="1" meta:paragraph-count="46" meta:word-count="170" meta:character-count="1183"/>
    <dc:date>2016-05-14T19:34:11</dc:date>
    <meta:editing-duration>PT57S</meta:editing-duration>
    <meta:editing-cycles>1</meta:editing-cycles>
    <meta:generator>OpenOffice/4.1.2$Linux OpenOffice.org_project/412m3$Build-9782</meta:generator>
  </office:meta>
</office:document-meta>
</file>